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text>e</mtext>
        <mrow>
          <mtext>i</mtext>
          <mrow>
            <mo stretchy="false">(</mo>
            <mrow>
              <mstyle mathvariant="bold">
                <mrow>
                  <mi>k</mi>
                </mrow>
              </mstyle>
              <mrow>
                <mi/>
                <mo stretchy="false">−</mo>
                <mi/>
              </mrow>
              <mrow>
                <mstyle mathvariant="bold">
                  <mrow>
                    <mi>k</mi>
                  </mrow>
                </mstyle>
              </mrow>
              <mi>'</mi>
            </mrow>
            <mo stretchy="false">)</mo>
          </mrow>
          <mrow>
            <mi/>
            <mo stretchy="false">⋅</mo>
            <mi/>
          </mrow>
          <mstyle mathvariant="bold">
            <mrow>
              <msup>
                <mi>R</mi>
                <mi>n</mi>
              </msup>
            </mrow>
          </mstyle>
        </mrow>
      </msup>
      <mrow>
        <mi/>
        <mo stretchy="false">=</mo>
        <mi/>
      </mrow>
      <mn>1</mn>
      <mi/>
      <mo stretchy="false">∀</mo>
      <mi/>
      <mstyle mathvariant="bold">
        <mrow>
          <msup>
            <mi>R</mi>
            <mi>n</mi>
          </msup>
        </mrow>
      </mstyle>
    </mrow>
    <annotation encoding="StarMath 5.0">"e"^{"i" (bold k `-` {bold k}') `cdot` bold R^n} `=` 1 ~~~forall` bold R^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2:56:25.465000000</meta:creation-date>
    <meta:generator>LibreOffice/4.1.4.2$Windows_x86 LibreOffice_project/0a0440ccc0227ad9829de5f46be37cfb6edcf72</meta:generator>
  </office:meta>
</office:document-meta>
</file>